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rsid="001d4e89" officeooo:paragraph-rsid="0001abea"/>
    </style:style>
    <style:style style:name="P2" style:family="paragraph" style:parent-style-name="Standard">
      <style:paragraph-properties fo:line-height="100%" fo:text-align="start" style:justify-single-word="false"/>
      <style:text-properties officeooo:rsid="001d4e89" officeooo:paragraph-rsid="0001abea"/>
    </style:style>
    <style:style style:name="P3" style:family="paragraph" style:parent-style-name="Standard">
      <style:paragraph-properties fo:line-height="100%" fo:text-align="start" style:justify-single-word="false"/>
      <style:text-properties fo:font-size="9pt" officeooo:rsid="001d4e89" officeooo:paragraph-rsid="0001abea" style:font-size-asian="7.84999990463257pt" style:font-size-complex="9pt"/>
    </style:style>
    <style:style style:name="P4" style:family="paragraph" style:parent-style-name="Standard">
      <style:paragraph-properties fo:line-height="100%" fo:text-align="end" style:justify-single-word="false" fo:padding="0.074cm" fo:border-left="none" fo:border-right="none" fo:border-top="none" fo:border-bottom="0.06pt solid #000000" style:join-border="false"/>
      <style:text-properties officeooo:rsid="001d4e89" officeooo:paragraph-rsid="0001abea"/>
    </style:style>
    <style:style style:name="T1" style:family="text">
      <style:text-properties officeooo:rsid="0001a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for <text:span text:style-name="T1">INTQUE</text:span></text:p>
      <text:p text:style-name="P1">Prepared By: Garun Mishra</text:p>
      <text:p text:style-name="P1">Date: 2017-0<text:span text:style-name="T1">5-15</text:span></text:p>
      <text:p text:style-name="P4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44:07.350033347</meta:creation-date>
    <dc:date>2017-05-15T11:45:31.069601291</dc:date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60" meta:non-whitespace-character-count="54"/>
    <meta:generator>LibreOffice/4.2.8.2$Linux_X86_64 LibreOffice_project/420m0$Build-2</meta:generator>
  </office:meta>
</office:document-meta>
</file>